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style:text-underline-style="solid" style:text-underline-width="auto" style:text-underline-color="font-color" fo:font-weight="bold" officeooo:paragraph-rsid="0000fdb4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text-properties fo:font-size="11pt" fo:font-style="normal" style:text-underline-style="none" fo:font-weight="normal" officeooo:paragraph-rsid="0000fdb4" style:font-size-asian="9.60000038146973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fo:font-size="11pt" fo:font-style="normal" style:text-underline-style="none" fo:font-weight="normal" officeooo:paragraph-rsid="00023088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font-size="11pt" fo:font-style="normal" style:text-underline-style="none" fo:font-weight="normal" officeooo:paragraph-rsid="00041e99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1pt" fo:font-style="italic" style:text-underline-style="none" fo:font-weight="bold" officeooo:paragraph-rsid="0000fdb4" style:font-size-asian="9.60000038146973pt" style:font-style-asian="italic" style:font-weight-asian="bold" style:font-size-complex="11pt" style:font-style-complex="italic" style:font-weight-complex="bold"/>
    </style:style>
    <style:style style:name="T1" style:family="text">
      <style:text-properties officeooo:rsid="0000fdb4"/>
    </style:style>
    <style:style style:name="T2" style:family="text">
      <style:text-properties officeooo:rsid="00023088"/>
    </style:style>
    <style:style style:name="T3" style:family="text">
      <style:text-properties officeooo:rsid="00041e99"/>
    </style:style>
    <style:style style:name="T4" style:family="text">
      <style:text-properties officeooo:rsid="00044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egirff Betriebssystem:</text:span></text:p>
      <text:p text:style-name="P1"><text:span text:style-name="T1"/></text:p>
      <text:p text:style-name="P2"><text:span text:style-name="T1">Unter einem Betriebssystem versteht man all jene Programme die Zusammenarbeit der Eigenschaften des Computers, die Basis der möglichen Betriebsarten und die Abarbeitung der Programme steuern und überwachen.</text:span></text:p>
      <text:p text:style-name="P2"><text:span text:style-name="T1"/></text:p>
      <text:p text:style-name="P2"><text:span text:style-name="T1"/></text:p>
      <text:p text:style-name="P5"><text:span text:style-name="T1"/></text:p>
      <text:p text:style-name="P5"><text:span text:style-name="T1">Aufgaben der Betriebssysteme</text:span></text:p>
      <text:p text:style-name="P5"><text:span text:style-name="T1"/></text:p>
      <text:p text:style-name="P2"><text:span text:style-name="T1">· Betriebsmittelverwaltung</text:span></text:p>
      <text:p text:style-name="P2"><text:span text:style-name="T1">· Zugrifsschut</text:span></text:p>
      <text:p text:style-name="P2"><text:span text:style-name="T1">· Nutzerverwaltung</text:span></text:p>
      <text:p text:style-name="P2"><text:span text:style-name="T1">· Netzwerkfähigkeit</text:span></text:p>
      <text:p text:style-name="P2"><text:span text:style-name="T1">· Multiuserfähigkeit</text:span></text:p>
      <text:p text:style-name="P2"><text:span text:style-name="T1">· Interuptbearbeitung</text:span></text:p>
      <text:p text:style-name="P2"><text:span text:style-name="T1">· Auftragsverwaltung (Prozessverwaltung)</text:span></text:p>
      <text:p text:style-name="P2"><text:span text:style-name="T1">· </text:span><text:span text:style-name="T2">Dateiverwaltung</text:span></text:p>
      <text:p text:style-name="P3"><text:span text:style-name="T2">· Ein- und Ausgabesteuerung</text:span></text:p>
      <text:p text:style-name="P3"><text:span text:style-name="T2">· Speicherverwaltung</text:span></text:p>
      <text:p text:style-name="P3"><text:span text:style-name="T2">· Benutzeroberfläche</text:span></text:p>
      <text:p text:style-name="P3"><text:span text:style-name="T2">· Dienstverwaltung</text:span></text:p>
      <text:p text:style-name="P3"><text:span text:style-name="T2">· Abrechnung</text:span></text:p>
      <text:p text:style-name="P3"><text:span text:style-name="T2">· Abstraktion</text:span></text:p>
      <text:p text:style-name="P4"><text:span text:style-name="T3">· Ablaufsteuerung</text:span></text:p>
      <text:p text:style-name="P4"><text:span text:style-name="T3">· kooperatives Multitasking</text:span></text:p>
      <text:p text:style-name="P4"><text:span text:style-name="T3">· präektives Multitasking</text:span></text:p>
      <text:p text:style-name="P4"><text:span text:style-name="T3">· Multithreading</text:span></text:p>
      <text:p text:style-name="P4"><text:span text:style-name="T3">· Interprozesskommunikation</text:span></text:p>
      <text:p text:style-name="P4"><text:span text:style-name="T3">· Prozesss</text:span><text:span text:style-name="T4">y</text:span><text:span text:style-name="T3">nchron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10T10:53:43</meta:creation-date>
    <dc:date>2012-10-10T11:34:41</dc:date>
    <dc:creator>Dennis Diehm</dc:creator>
    <meta:editing-duration>PT25M47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23" meta:word-count="77" meta:character-count="678" meta:non-whitespace-character-count="624"/>
  </office:meta>
</office:document-meta>
</file>